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color="#0099ff" fo:font-weight="bold" style:font-weight-asian="bold" style:font-weight-complex="bold"/>
    </style:style>
    <style:style style:name="P2" style:family="paragraph">
      <style:text-properties fo:color="#0099ff" fo:font-weight="bold" style:font-weight-asian="bold" style:font-weight-complex="bold"/>
    </style:style>
    <style:style style:name="P3" style:family="paragraph">
      <style:paragraph-properties fo:margin-left="0cm" fo:margin-right="0cm" fo:margin-top="1cm" fo:margin-bottom="0cm" fo:text-align="center" fo:text-indent="0cm"/>
    </style:style>
    <style:style style:name="P4" style:family="paragraph">
      <style:paragraph-properties fo:margin-left="0cm" fo:margin-right="0cm" fo:margin-top="1cm" fo:margin-bottom="0cm" fo:text-align="center" fo:text-indent="0cm"/>
      <style:text-properties fo:font-family="Verdana" style:font-family-generic="swiss" style:font-pitch="variabl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family="Verdana" style:font-family-generic="swiss" style:font-pitch="variable"/>
    </style:style>
    <style:style style:name="P7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0099ff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color="#993366" fo:font-weight="bold" style:font-weight-asian="bold" style:font-weight-complex="bold"/>
    </style:style>
    <style:style style:name="T1" style:family="text">
      <style:text-properties fo:color="#0099ff" fo:font-weight="bold" style:font-weight-asian="bold" style:font-weight-complex="bold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99ff"/>
    </style:style>
    <style:style style:name="T6" style:family="text">
      <style:text-properties fo:color="#993366"/>
    </style:style>
    <style:style style:name="T7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993366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925cm" svg:height="1.021cm" svg:x="8.947cm" svg:y="8.621cm">
            <draw:text-box>
              <text:p text:style-name="P1"><text:span text:style-name="T1">x</text:span></text:p>
            </draw:text-box>
          </draw:frame>
          <draw:line draw:style-name="gr2" draw:text-style-name="P4" draw:layer="layout" svg:x1="9.747cm" svg:y1="9.321cm" svg:x2="13.247cm" svg:y2="9.321cm">
            <text:p text:style-name="P3"><text:span text:style-name="T2"/></text:p>
            <text:p text:style-name="P3"><text:span text:style-name="T2">X axis</text:span></text:p>
          </draw:line>
          <draw:line draw:style-name="gr2" draw:text-style-name="P6" draw:layer="layout" svg:x1="9.347cm" svg:y1="9.821cm" svg:x2="9.347cm" svg:y2="12.821cm">
            <text:p text:style-name="P5"><text:span text:style-name="T2"/></text:p>
            <text:p text:style-name="P5"><text:span text:style-name="T2">Y axis</text:span></text:p>
          </draw:line>
          <draw:line draw:style-name="gr2" draw:text-style-name="P4" draw:layer="layout" svg:x1="9cm" svg:y1="8.9cm" svg:x2="6.5cm" svg:y2="5.9cm">
            <text:p text:style-name="P3"><text:span text:style-name="T2"/></text:p>
            <text:p text:style-name="P3"><text:span text:style-name="T2">Z axis</text:span></text:p>
          </draw:line>
        </draw:g>
        <draw:frame draw:style-name="gr3" draw:text-style-name="P7" draw:layer="layout" svg:width="14cm" svg:height="1.791cm" svg:x="4cm" svg:y="3.279cm">
          <draw:text-box>
            <text:p text:style-name="P7"><text:span text:style-name="T3">Point Geometry (indicates the x,y and z position of the feature)</text:span></text:p>
          </draw:text-box>
        </draw:frame>
        <draw:frame draw:style-name="gr1" draw:text-style-name="P9" draw:layer="layout" svg:width="14.214cm" svg:height="1.021cm" svg:x="3.786cm" svg:y="13.679cm">
          <draw:text-box>
            <text:p text:style-name="P8"><text:span text:style-name="T3">Point attributes (describe the feature)</text:span></text:p>
          </draw:text-box>
        </draw:frame>
        <draw:frame draw:style-name="gr1" draw:layer="layout" svg:width="12.152cm" svg:height="3.331cm" svg:x="5cm" svg:y="14.939cm">
          <draw:text-box>
            <text:p text:style-name="P10"><text:span text:style-name="T4">Id, Name, Description</text:span></text:p>
            <text:p text:style-name="P10"/>
            <text:p text:style-name="P10"><text:span text:style-name="T5">1, Tree, Outside our classroom</text:span></text:p>
            <text:p text:style-name="P10"><text:span text:style-name="T6">2, Light post, At the school entrance</text:span></text:p>
          </draw:text-box>
        </draw:frame>
        <draw:frame draw:style-name="gr1" draw:text-style-name="P12" draw:layer="layout" svg:width="9.481cm" svg:height="1.191cm" svg:x="5.6cm" svg:y="1.5cm">
          <draw:text-box>
            <text:p text:style-name="P11"><text:span text:style-name="T7">Vector Point Feature</text:span></text:p>
          </draw:text-box>
        </draw:frame>
        <draw:custom-shape draw:style-name="gr4" draw:text-style-name="P13" draw:layer="layout" svg:width="16.5cm" svg:height="16cm" svg:x="2.5cm" svg:y="2.9cm">
          <text:p text:style-name="P10"/>
          <draw:enhanced-geometry svg:viewBox="0 0 21600 21600" draw:type="rectangle" draw:enhanced-path="M 0 0 L 21600 0 21600 21600 0 21600 0 0 Z N"/>
        </draw:custom-shape>
        <draw:line draw:style-name="gr5" draw:text-style-name="P13" draw:layer="layout" svg:x1="2.5cm" svg:y1="16.2cm" svg:x2="19cm" svg:y2="16.2cm">
          <text:p text:style-name="P10"/>
        </draw:line>
        <draw:line draw:style-name="gr5" draw:text-style-name="P13" draw:layer="layout" svg:x1="2.5cm" svg:y1="14.8cm" svg:x2="19cm" svg:y2="14.8cm">
          <text:p text:style-name="P10"/>
        </draw:line>
        <draw:frame draw:style-name="gr1" draw:text-style-name="P14" draw:layer="layout" svg:width="0.925cm" svg:height="1.021cm" svg:x="13.5cm" svg:y="7cm">
          <draw:text-box>
            <text:p text:style-name="P10"><text:span text:style-name="T8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 Sutton</meta:initial-creator>
    <meta:creation-date>2008-09-18T15:11:07</meta:creation-date>
    <dc:creator>Tim Sutton</dc:creator>
    <dc:date>2008-09-18T15:32:01</dc:date>
    <meta:editing-cycles>1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